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6.2988in" svg:height="3.5429in" svg:x="6.0626in" svg:y="5.4256in">
            <draw:object draw:notify-on-update-of-ranges="Sheet1.G2:Sheet1.G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2.5394in" svg:y="5.6126in">
            <draw:object draw:notify-on-update-of-ranges="Sheet1.I2:Sheet1.I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9.1256in" svg:y="5.5709in">
            <draw:object draw:notify-on-update-of-ranges="Sheet1.K2:Sheet1.K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C79746OQ1SNWDZAAIR59QKCNFNN3Y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1" office:value-type="string" table:number-columns-spanned="2" table:number-rows-spanned="1">
            <text:p>Context</text:p>
          </table:table-cell>
          <table:covered-table-cell/>
          <table:table-cell table:style-name="ce1" office:value-type="string" table:number-columns-spanned="2" table:number-rows-spanned="1">
            <text:p>No Context</text:p>
          </table:table-cell>
          <table:covered-table-cell/>
          <table:table-cell table:style-name="ce1" office:value-type="string" table:number-columns-spanned="2" table:number-rows-spanned="1">
            <text:p>No Target</text:p>
          </table:table-cell>
          <table:covered-table-cell/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1NUFJ51Y7QEUM7IU3SC0TMOFLEDA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PI6UFBNFSVG087NDGJWENG1FGQI4Z</text:p>
          </table:table-cell>
          <table:table-cell office:value-type="float" office:value="4">
            <text:p>4</text:p>
          </table:table-cell>
          <table:table-cell table:formula="of:=[.D2]+1"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62GMMEGOOGWF46AT1AASEIUIHAAY</text:p>
          </table:table-cell>
          <table:table-cell office:value-type="float" office:value="5">
            <text:p>5</text:p>
          </table:table-cell>
          <table:table-cell table:formula="of:=[.D3]+1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DR14IXKO2LFP9YG71653YOC02ABT</text:p>
          </table:table-cell>
          <table:table-cell office:value-type="float" office:value="4">
            <text:p>4</text:p>
          </table:table-cell>
          <table:table-cell table:formula="of:=[.D4]+1" office:value-type="float" office:value="4">
            <text:p>4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JP4J79KQW61EAWQY86CL45XC2FKIQ</text:p>
          </table:table-cell>
          <table:table-cell office:value-type="float" office:value="3">
            <text:p>3</text:p>
          </table:table-cell>
          <table:table-cell table:formula="of:=[.D5]+1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L179KQW618NATMHJN44DXCETBZKM6</text:p>
          </table:table-cell>
          <table:table-cell office:value-type="float" office:value="4">
            <text:p>4</text:p>
          </table:table-cell>
          <table:table-cell table:formula="of:=[.D6]+1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VYDHDM25L8IFARGAS5ZEOE4QKTPF5</text:p>
          </table:table-cell>
          <table:table-cell office:value-type="float" office:value="4">
            <text:p>4</text:p>
          </table:table-cell>
          <table:table-cell table:formula="of:=[.D7]+1"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C6K5UFJ51Y7W1GJJ9HS9CSTMC28BN</text:p>
          </table:table-cell>
          <table:table-cell office:value-type="float" office:value="5">
            <text:p>5</text:p>
          </table:table-cell>
          <table:table-cell table:formula="of:=[.D8]+1"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A79RA7S5WM1CWQCSQY0RMHLA6FUZU</text:p>
          </table:table-cell>
          <table:table-cell office:value-type="float" office:value="4">
            <text:p>4</text:p>
          </table:table-cell>
          <table:table-cell table:formula="of:=[.D9]+1"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0N1Y7QEOZFYWFTWW4DONXRDSS4HEA</text:p>
          </table:table-cell>
          <table:table-cell office:value-type="float" office:value="6">
            <text:p>6</text:p>
          </table:table-cell>
          <table:table-cell table:formula="of:=[.D10]+1" office:value-type="float" office:value="10">
            <text:p>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IHFL42J1LYBV3R6ID0QGFKH1NN2N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ZZPCGJ2D21O9JXHLBAPXSI2KM15BI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F55F3Q0JG5T49FW0924HF9SSG3HDH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K24F0OHOVR1A5P4SDC9AHECWYT34K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3ZGYQ4J3NABCY76JQFY6IT1T71PCU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J2YEPLSP75KR9YGNEFAPQEQV7DRXQ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ZOVR14IXKO881MLP3WI6X3YCZ89D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X8SCM6IAA2SK5MEYBROYKKA464KK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M9F9SSSHX176G7W4WHDF8J4CBUY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LAMEZZ2MIKMTWMSTKP3GTWWX6PN64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D2UDD8XMB3Q9WRKFHLTW6T4EJEPEN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KYU98JHSTLHQDKJMA9QOBJE7DPDU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48YN5F3Q0JGBGQ6RNNYJ49F9GFFBB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TYJ2D21O3W534S3T0JIAKYEP9F8EN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1UJ011K274JDWCA0HS8V46UX3ZDBY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1NUFJ51Y7QEUM7IU3SC0TMOFLEAD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USTMOFXRDSA54LI94N5JFM1PWRUY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TRKSSZVXX2QASMEO1FYONIW1BEN5O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UCCF806UFBNLFN0YW63H5SW6B30E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DKGTP9RA7S529TQD9JON70JM57RWX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VACWY2AOO2GS960SZ7Q0CM6IYX33Z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FERSQV66RLV4AD7SMWIVKI6QA3BQ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8GNJ92NJKM0BYE3X58Y42GTPXE8DU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JK274J79KQ2TTSRFXU5FCD4TJHFS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0QEBDPGFL6VICOJD2ED4IOV1GUI3E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BXJ51Y7QEOZLLIC5NJTUOFXR1FFCI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B8IHPCGJ2D27BVG9880RPPSIQ739G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A4OFXRDS4IC71QXR8AFU11A26HUXX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JSOO2GMMEGOU3ICGXXIIA2SE6H88O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0I11K274J79QDOQ5JE4EUXFC1RFDI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4M6UXFCD45XI1L7H3ETSIN3T4BUW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LTLYHVI44OS87DECOEE7SBAPTXX3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ALDHJHP4BDDQ3WIC2JXHX3G3TTX4D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UWY5COW0LGR5Q0WVQCCEVNUZKZX6Y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6OAUC26DG67JOPNZB6K8COK2715CP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Y6VR14IXKO2RWU1INNAEX3YO0ZA9J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2DWJ5OPB0YVMM0IQ727MP9U3POX5I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4DP3TVOK5UFPSTIB15O7FYQSPZ365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M5QYN5F3Q0JMSLIQY3W6B49FXFAET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1Z1Q6SVQ8H8E9IEAWWOJVCI1FJN4J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392HECWA6X9LGWGQRCX5KXPH4KJ2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TEYB49F9SSSNKTLNZES15H5FW5RVN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ZVKCJ011K2DRBRDVHWE18N4UH8AS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UNHMVHVKCJ6OT46IVJF9KQWUO35P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9TRI8IUB2YUFVB1W4CBBL0FB7WI6K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1KJE1M7PKK9REOQSA1C84LZXD7RYW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HAPW1INMHGYWRBNRL26JFMFFCLI5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V6ZFYQS1CSTSB7HVOJ4QC1EY19KN6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4192NJKM05BS6LEL9N2OTP9RYUAFB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QAKMT6YTWX4NQ9MTMVDH9GI665V0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V5NQYN5F3Q668PX9DNKWYB4X28CU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8VJ8EBDPGFRTNWT7Q9ZNDWICI0FA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L0XKO2L92HEIJ2Q1EPOKCF0CDSFEB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V21O3W5XH0PCHCMDBYMPLSPVRHBA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P1IA0RYNJ92T6C64G2MRTUHYKP38R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BLK4F0OHOVR7RAHOZTLH2HECKX32O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2CJ011K274PU14U7X1GN46UL2AC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NFBAT2D5NQYTS7NUBAGDTYMN0J374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I8P6AUC26DGCU5L1EM0NK0CO8P3AV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QKNJKM05BMJZH9I0D7TX9RA7GRHC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9UGW40SPW1IT99021VJBNAB6Z20DZ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K9Y0LWSBRI8OH3M2508RHSTLZQ0CZ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2R2HECWA6X34B4WJB3PDKXPT69KL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NJ8N46UXFCDASPWI4ED0NTKIBPRT7</text:p>
          </table:table-cell>
          <table:table-cell office:value-type="float" office:value="9">
            <text:p>9</text:p>
          </table:table-cell>
          <table:table-cell table:number-columns-repeated="9"/>
        </table:table-row>
      </table:table>
      <table:database-ranges>
        <table:database-range table:target-range-address="Sheet1.H2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6/21/2012</text:date>, <text:time>17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1T17:26:34</dc:date>
    <dc:creator>Edward Pendergast</dc:creator>
    <meta:document-statistic meta:table-count="1" meta:cell-count="343" meta:object-count="3"/>
    <meta:generator>LibreOffice/3.3$Uni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48cm" svg:y="0.316cm" chart:style-name="ch2">
          <text:p>Context Given: top submission agreement</text:p>
        </chart:title>
        <chart:legend chart:legend-position="end" svg:x="13.656cm" svg:y="4.205cm" chart:style-name="ch3"/>
        <chart:plot-area chart:style-name="ch4" table:cell-range-address="Sheet1.G2:Sheet1.G11" svg:x="1.331cm" svg:y="1.635cm" svg:width="11.685cm" svg:height="6.204cm">
          <chartooo:coordinate-region svg:x="1.767cm" svg:y="1.834cm" svg:width="11.249cm" svg:height="5.358cm"/>
          <chart:axis chart:dimension="x" chart:name="primary-x" chart:style-name="ch5">
            <chart:title svg:x="5.118cm" svg:y="8.019cm" chart:style-name="ch6">
              <text:p>maximum agreement count</text:p>
            </chart:title>
          </chart:axis>
          <chart:axis chart:dimension="y" chart:name="primary-y" chart:style-name="ch7">
            <chart:title svg:x="0.451cm" svg:y="6.607cm" chart:style-name="ch8">
              <text:p>Number of assignments </text:p>
            </chart:title>
            <chart:grid chart:style-name="ch9" chart:class="major"/>
          </chart:axis>
          <chart:series chart:style-name="ch10" chart:values-cell-range-address="Sheet1.G2:Sheet1.G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17cm" svg:y="0.316cm" chart:style-name="ch2">
          <text:p>No Context Given: top submission agreement</text:p>
        </chart:title>
        <chart:legend chart:legend-position="end" svg:x="13.842cm" svg:y="4.205cm" chart:style-name="ch3"/>
        <chart:plot-area chart:style-name="ch4" table:cell-range-address="Sheet1.I2:Sheet1.I11" svg:x="1.331cm" svg:y="1.635cm" svg:width="11.871cm" svg:height="6.204cm">
          <chartooo:coordinate-region svg:x="1.767cm" svg:y="1.834cm" svg:width="11.435cm" svg:height="5.358cm"/>
          <chart:axis chart:dimension="x" chart:name="primary-x" chart:style-name="ch5">
            <chart:title svg:x="5.211cm" svg:y="8.019cm" chart:style-name="ch6">
              <text:p>maximum agreement count</text:p>
            </chart:title>
          </chart:axis>
          <chart:axis chart:dimension="y" chart:name="primary-y" chart:style-name="ch7">
            <chart:title svg:x="0.451cm" svg:y="6.567cm" chart:style-name="ch8">
              <text:p>Number of assignments</text:p>
            </chart:title>
            <chart:grid chart:style-name="ch9" chart:class="major"/>
          </chart:axis>
          <chart:series chart:style-name="ch10" chart:values-cell-range-address="Sheet1.I2:Sheet1.I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15cm" svg:y="0.316cm" chart:style-name="ch2">
          <text:p>No Target Word Given: top submission agreement</text:p>
        </chart:title>
        <chart:legend chart:legend-position="end" svg:x="13.683cm" svg:y="4.205cm" chart:style-name="ch3"/>
        <chart:plot-area chart:style-name="ch4" table:cell-range-address="Sheet1.K2:Sheet1.K11" svg:x="1.331cm" svg:y="1.635cm" svg:width="11.712cm" svg:height="6.204cm">
          <chartooo:coordinate-region svg:x="1.767cm" svg:y="1.834cm" svg:width="11.276cm" svg:height="5.358cm"/>
          <chart:axis chart:dimension="x" chart:name="primary-x" chart:style-name="ch5">
            <chart:title svg:x="5.132cm" svg:y="8.019cm" chart:style-name="ch6">
              <text:p>maximum agreement count</text:p>
            </chart:title>
          </chart:axis>
          <chart:axis chart:dimension="y" chart:name="primary-y" chart:style-name="ch7">
            <chart:title svg:x="0.451cm" svg:y="6.567cm" chart:style-name="ch8">
              <text:p>Number of assignments</text:p>
            </chart:title>
            <chart:grid chart:style-name="ch9" chart:class="major"/>
          </chart:axis>
          <chart:series chart:style-name="ch10" chart:values-cell-range-address="Sheet1.K2:Sheet1.K11" chart:class="chart:bar">
            <chart:mean-value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:Sheet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